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fontello" svg:font-family="fontello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style:font-name="fontello" fo:font-size="18pt" fo:font-style="normal" style:font-size-asian="18pt" style:font-style-asian="normal" style:font-size-complex="18pt" style:font-style-complex="normal"/>
    </style:style>
    <style:style style:name="P2" style:family="paragraph" style:parent-style-name="Text_20_body">
      <style:paragraph-properties fo:margin-top="0cm" fo:margin-bottom="0cm" style:contextual-spacing="false"/>
      <style:text-properties style:font-name="fontello" fo:font-size="18pt" fo:font-style="normal" officeooo:paragraph-rsid="00131d1f" style:font-size-asian="18pt" style:font-style-asian="normal" style:font-size-complex="18pt" style:font-style-complex="normal"/>
    </style:style>
    <style:style style:name="P3" style:family="paragraph" style:parent-style-name="Text_20_body" style:master-page-name="HTML">
      <style:paragraph-properties fo:margin-top="0cm" fo:margin-bottom="0cm" style:contextual-spacing="false" style:page-number="auto"/>
      <style:text-properties style:font-name="fontello" fo:font-size="18pt" fo:font-style="normal" officeooo:paragraph-rsid="00131d1f" style:font-size-asian="18pt" style:font-style-asian="normal" style:font-size-complex="18pt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cons">
        <text:p text:style-name="P3">! " % ( ) * + , - . /</text:p>
        <text:p text:style-name="P1"/>
        <text:p text:style-name="P2">0 1 2 3 4 5 6 7 8 9 </text:p>
        <text:p text:style-name="P1"/>
        <text:p text:style-name="P1">: ; &lt; = &gt; </text:p>
        <text:p text:style-name="P1"/>
        <text:p text:style-name="P2">A B C D E F G H I J K L M N O P Q R S T U V W X Y Z </text:p>
        <text:p text:style-name="P2"/>
        <text:p text:style-name="P2">[ ] _ | ¬ ° × ÷ </text:p>
        <text:p text:style-name="P2"/>
        <text:p text:style-name="P2">А Б В Г Д Е Ж З И Й К Л М Н О П Р С Т У Ф Х Ц Ч Ш Щ Ъ Ы Ь Э Ю Я</text:p>
        <text:p text:style-name="P2"/>
        <text:p text:style-name="P1">― ‘ ’ ′ ‾ ↑ ∧ ∨ ≠ ≡ ⊃ ⏨ ␣ ◊ ⩽ ⩾ </text:p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.AppleSystemUIFont" svg:font-family=".AppleSystemUIFont" style:font-family-generic="swiss"/>
    <style:font-face style:name="fontello" svg:font-family="fontello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108" meta:character-count="214" meta:non-whitespace-character-count="108"/>
    <dc:date>2017-07-28T00:41:36</dc:date>
    <meta:generator>LibreOffice/4.0.2.2$MacOSX_x86 LibreOffice_project/4c82dcdd6efcd48b1d8bba66bfe1989deee49c3</meta:generator>
    <meta:user-defined meta:name=""/>
  </office:meta>
</office:document-meta>
</file>